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794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score_adv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victoire</text:p>
          </table:table-cell>
          <table:table-cell office:value-type="string" table:style-name="ce1">
            <text:p>defai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llin Baptist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illardin Hugo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rtholon Kilian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eillard Baptist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llin Baptist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illardin Hugo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ot Baptist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sforges Remi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llin Baptist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illardin Hugo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masello Basil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hmann Arthur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eillard Baptist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rtholon Kilian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masello Basil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hmann Arthur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eillard Baptist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rtholon Kilian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ot Baptist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sforges Remi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ot Baptist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sforges Remi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hmann Arthur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masello Basile</text:p>
          </table:table-cell>
          <table:table-cell office:value-type="string" table:style-name="ce1">
            <text:p>Pétanque</text:p>
          </table:table-cell>
          <table:table-cell office:value-type="date" office:date-value="2023-07-20T00:00:00" table:style-name="ce2">
            <text:p>20/07/202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heet1.A1:Sheet1.A2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TJL</meta:initial-creator>
    <dc:creator>kilian bertholon</dc:creator>
    <meta:creation-date>2016-08-18T13:39:56Z</meta:creation-date>
    <dc:date>2023-07-21T08:30:45Z</dc:date>
  </office:meta>
</office:document-meta>
</file>